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Calibri"/>
    </style:style>
    <style:style style:name="P2" style:family="paragraph" style:parent-style-name="Text_20_body">
      <style:paragraph-properties fo:text-align="center" style:justify-single-word="false"/>
      <style:text-properties style:font-name="Verdana"/>
    </style:style>
    <style:style style:name="P3" style:family="paragraph" style:parent-style-name="Subtitle">
      <style:paragraph-properties fo:text-align="center" style:justify-single-word="false"/>
      <style:text-properties style:font-name="Verdana"/>
    </style:style>
    <style:style style:name="P4" style:family="paragraph" style:parent-style-name="Title">
      <style:paragraph-properties fo:text-align="center" style:justify-single-word="false"/>
      <style:text-properties style:font-name="Verdana"/>
    </style:style>
    <style:style style:name="P5" style:family="paragraph" style:parent-style-name="Text_20_body">
      <style:text-properties style:font-name="Verdana"/>
    </style:style>
    <style:style style:name="P6" style:family="paragraph" style:parent-style-name="Text_20_body">
      <style:paragraph-properties fo:text-align="justify" style:justify-single-word="false"/>
      <style:text-properties style:font-name="Verdana"/>
    </style:style>
    <style:style style:name="P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Verdana"/>
    </style:style>
    <style:style style:name="P8" style:family="paragraph" style:parent-style-name="Text_20_body">
      <style:paragraph-properties fo:margin-left="0.9846in" fo:margin-right="0in" fo:text-align="justify" style:justify-single-word="false" fo:text-indent="-0.6in" style:auto-text-indent="false"/>
      <style:text-properties style:font-name="Verdana"/>
    </style:style>
    <style:style style:name="P9" style:family="paragraph" style:parent-style-name="Heading_20_1">
      <style:paragraph-properties fo:break-before="page"/>
      <style:text-properties style:font-name="Verdana"/>
    </style:style>
    <style:style style:name="P10" style:family="paragraph" style:parent-style-name="Heading_20_2">
      <style:text-properties style:font-name="Verdana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/>
      </style:paragraph-properties>
    </style:style>
    <style:style style:name="P13" style:family="paragraph" style:parent-style-name="List_20_Contents">
      <style:text-properties style:font-name="Verdana"/>
    </style:style>
    <style:style style:name="P14" style:family="paragraph" style:parent-style-name="Heading_20_4">
      <style:paragraph-properties fo:margin-left="0.9846in" fo:margin-right="0in" fo:text-indent="-0.6in" style:auto-text-indent="false"/>
      <style:text-properties style:font-name="Verdana"/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ange Log</text:p>
      <text:p text:style-name="P3">Change log for EasyMSP.</text:p>
      <text:p text:style-name="P2"/>
      <text:p text:style-name="P1"/>
      <text:table-of-content text:style-name="Sect1" text:protected="true" text:name="Table of Contents1">
        <text:table-of-content-source text:outline-level="1">
          <text:index-title-template text:style-name="Contents_20_Heading">Change logs</text:index-title-template>
          <text:table-of-content-entry-template text:outline-level="1" text:style-name="Contents_20_1">
            <text:index-entry-link-start text:style-name="Internet_20_link"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Change logs</text:p>
          </text:index-title>
          <text:p text:style-name="P12"><text:a xlink:type="simple" xlink:href="#__RefHeading__697_1837273333" text:style-name="Internet_20_link" text:visited-style-name="Internet_20_link">1.0.2</text:a></text:p>
        </text:index-body>
      </text:table-of-content>
      <text:p text:style-name="P1"/>
      <text:h text:style-name="P9" text:outline-level="1"><text:bookmark-start text:name="102"/><text:bookmark-start text:name="__RefHeading__697_1837273333"/><text:user-index-mark-start text:id="IMark157549540" text:index-name="User-Defined" text:outline-level="1"/>1.0.2<text:bookmark-end text:name="102"/><text:bookmark-end text:name="__RefHeading__697_1837273333"/><text:user-index-mark-end text:id="IMark157549540"/></text:h>
      <text:h text:style-name="P10" text:outline-level="2">Summary</text:h>
      <text:p text:style-name="P6">EasyMSP 1.0.2 contains a large amount of updates, improvements, and bug fixes.</text:p>
      <text:h text:style-name="P10" text:outline-level="2">Internal code optimization</text:h>
      <text:p text:style-name="P6">I've took a look at some internal code, Most notability <text:span text:style-name="T1">main() </text:span>and setup code, and optimized it for both code size and speed. The NMI Handler for value line and F2 series devices was optimized as well.</text:p>
      <text:h text:style-name="P10" text:outline-level="2">GPIO Port ISRs consolidated</text:h>
      <text:p text:style-name="P6">The GPIO Interrupt Service routines have been consolidated into one handler. Both <text:span text:style-name="T1">port1_isr() </text:span>and <text:span text:style-name="T1">port2_isr()</text:span> interrupt requests now point to the new consolidated handler <text:span text:style-name="T1">port_isr()</text:span>. This change only currently applies to the value line and F2 series device families.</text:p>
      <text:h text:style-name="P10" text:outline-level="2">GPIO Function renaming</text:h>
      <text:p text:style-name="P5">Some GPIO functions have been renamed to avoid confusion. </text:p>
      <text:p text:style-name="P13">setHigh() → pinHigh()</text:p>
      <text:p text:style-name="P13">setLow() → pinLow()</text:p>
      <text:p text:style-name="P13">togglePin → pinToggle()</text:p>
      <text:p text:style-name="P13">readPin → pinRead()</text:p>
      <text:p text:style-name="P13">setDriveStrength() → pinDriveStrength()</text:p>
      <text:p text:style-name="P13">setPullUp → pinPullUp()</text:p>
      <text:p text:style-name="P13">setPullDown → pinPullDown()</text:p>
      <text:p text:style-name="P13">setPullOff → pinPullOff()</text:p>
      <text:h text:style-name="P10" text:outline-level="2">Preprocessor Macro renaming</text:h>
      <text:p text:style-name="P6">Most internal preprocessor macros are now appended with “_EM_”.</text:p>
      <text:h text:style-name="P10" text:outline-level="2">MSP430F5529 Device support</text:h>
      <text:p text:style-name="P6">The MSP430F5529 MCU is now supported with EasyMSP.</text:p>
      <text:h text:style-name="P10" text:outline-level="2">Code organization</text:h>
      <text:h text:style-name="P14" text:outline-level="4">“core” sub-directory</text:h>
      <text:p text:style-name="P8">EasyMSP now holds core source files in the new “core” sub-directory.</text:p>
      <text:h text:style-name="P14" text:outline-level="4">Source file splits</text:h>
      <text:p text:style-name="P8">EasyMSP source files have been split into multiple files for better organization. </text:p>
      <text:h text:style-name="P10" text:outline-level="2"><text:soft-page-break/>Device files</text:h>
      <text:p text:style-name="P7">Device files in “device” are in the process of being deprecated. Necessary information about a device can be obtained from the TI MSP430 header file. </text:p>
      <text:h text:style-name="P10" text:outline-level="2">Change Log</text:h>
      <text:p text:style-name="P5">I've finally added a change log.</text:p>
      <text:h text:style-name="P10" text:outline-level="2">New documentation</text:h>
      <text:p text:style-name="P7">Some simple documentation has been added. More to c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ser_20_Index_20_2" style:display-name="User Index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9T08:35:01.96</meta:creation-date>
    <dc:date>2012-08-31T01:13:02.36</dc:date>
    <meta:editing-duration>PT1H2M15S</meta:editing-duration>
    <meta:editing-cycles>5</meta:editing-cycles>
    <meta:generator>OpenOffice.org/3.4.1$Win32 OpenOffice.org_project/341m1$Build-9593</meta:generator>
    <meta:keyword>Change Log</meta:keyword>
    <dc:title>EasyMSP Change Log</dc:title>
    <meta:document-statistic meta:table-count="0" meta:image-count="0" meta:object-count="0" meta:page-count="4" meta:paragraph-count="36" meta:word-count="242" meta:character-count="1582"/>
  </office:meta>
</office:document-meta>
</file>